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25224393" text:style-name="L1">
        <text:list-item>
          <text:p text:style-name="P1"><text:span text:style-name="Strong_20_Emphasis">Abstract TEAM</text:span></text:p>
        </text:list-item>
        <text:list-item>
          <text:p text:style-name="P1"><text:span text:style-name="Strong_20_Emphasis">Introduction</text:span></text:p>
          <text:list>
            <text:list-item>
              <text:p text:style-name="P1">Motivation (including Related work) <text:span text:style-name="Strong_20_Emphasis">JAY</text:span></text:p>
            </text:list-item>
          </text:list>
        </text:list-item>
        <text:list-item>
          <text:p text:style-name="P1"><text:bookmark text:name="05d3de2f-678f-4aef-abc7-4a97a42f8462"/><text:span text:style-name="Strong_20_Emphasis">Fundamentals</text:span></text:p>
        </text:list-item>
        <text:list-item>
          <text:p text:style-name="P1">Datasets</text:p>
          <text:list>
            <text:list-item>
              <text:p text:style-name="P1">Mars 2020 <text:bookmark text:name="a196e4c8-e4a8-4c39-aa28-2df9dfa253ff1"/>Mission Information <text:bookmark text:name="a196e4c8-e4a8-4c39-aa28-2df9dfa253ff"/><text:span text:style-name="Strong_20_Emphasis">ASHWIN</text:span></text:p>
              <text:list>
                <text:list-item>
                  <text:p text:style-name="P1">Cameras (Mast, Navigation) {JAY}</text:p>
                </text:list-item>
                <text:list-item>
                  <text:p text:style-name="P1">Image Data (format, location, naming convention) </text:p>
                  <text:list>
                    <text:list-item>
                      <text:p text:style-name="P1"><text:bookmark text:name="617ebc7b-a3c6-4864-8034-8c9bc3f0b33c"/>Data Type Codes </text:p>
                    </text:list-item>
                    <text:list-item>
                      <text:p text:style-name="P1">Available Metadata (Tushar) </text:p>
                    </text:list-item>
                  </text:list>
                </text:list-item>
                <text:list-item>
                  <text:p text:style-name="P1"><text:bookmark text:name="50bc2f8f-4cf3-4abe-8224-534313e36045"/>Data Processing {<text:span text:style-name="Strong_20_Emphasis">Ashwin</text:span>}</text:p>
                  <text:list>
                    <text:list-item>
                      <text:p text:style-name="P1">Image selection from PDS</text:p>
                    </text:list-item>
                    <text:list-item>
                      <text:p text:style-name="P1">EBY Images {<text:span text:style-name="Strong_20_Emphasis">Ashwin</text:span>}</text:p>
                    </text:list-item>
                  </text:list>
                </text:list-item>
              </text:list>
            </text:list-item>
            <text:list-item>
              <text:p text:style-name="P1">MRO <text:bookmark text:name="a196e4c8-e4a8-4c39-aa28-2df9dfa253ff2"/>Mission Information <text:span text:style-name="Strong_20_Emphasis">DEM group</text:span></text:p>
              <text:list>
                <text:list-item>
                  <text:p text:style-name="P1">Cameras (CTX, HiRise)</text:p>
                </text:list-item>
                <text:list-item>
                  <text:p text:style-name="P1">Image Data (format, location, naming convention)</text:p>
                </text:list-item>
              </text:list>
            </text:list-item>
          </text:list>
        </text:list-item>
        <text:list-item>
          <text:p text:style-name="P1">Methods</text:p>
          <text:list>
            <text:list-item>
              <text:p text:style-name="P1"><text:bookmark text:name="617ebc7b-a3c6-4864-8034-8c9bc3f0b33c3"/>Camera Models<text:bookmark text:name="617ebc7b-a3c6-4864-8034-8c9bc3f0b33c2"/> <text:bookmark text:name="617ebc7b-a3c6-4864-8034-8c9bc3f0b33c1"/><text:span text:style-name="Strong_20_Emphasis">NADINE</text:span></text:p>
              <text:list>
                <text:list-item>
                  <text:p text:style-name="P1">Pin Hole Camera model <text:span text:style-name="Strong_20_Emphasis">Nadine</text:span></text:p>
                </text:list-item>
                <text:list-item>
                  <text:p text:style-name="P1">CAHVORE Camera Model <text:span text:style-name="Strong_20_Emphasis">Nadine</text:span></text:p>
                </text:list-item>
                <text:list-item>
                  <text:p text:style-name="P1">Intrinsics <text:span text:style-name="Strong_20_Emphasis">Nadine</text:span></text:p>
                </text:list-item>
                <text:list-item>
                  <text:p text:style-name="P1">Extrinsics (Tushar)</text:p>
                </text:list-item>
              </text:list>
            </text:list-item>
            <text:list-item>
              <text:p text:style-name="P1"><text:bookmark text:name="26145a67-0d01-46cc-97e3-680376613787"/>Stereo Reconstruction </text:p>
              <text:list>
                <text:list-item>
                  <text:p text:style-name="P1">Stereo Vision <text:span text:style-name="Strong_20_Emphasis">Nadine</text:span></text:p>
                </text:list-item>
                <text:list-item>
                  <text:p text:style-name="P1">Stereo Geometry <text:span text:style-name="Strong_20_Emphasis">Nadine</text:span></text:p>
                </text:list-item>
                <text:list-item>
                  <text:p text:style-name="P1">Triangulation <text:span text:style-name="Strong_20_Emphasis">Nadine</text:span></text:p>
                </text:list-item>
                <text:list-item>
                  <text:p text:style-name="P1">Stereo Matching <text:span text:style-name="Strong_20_Emphasis">Nadine</text:span></text:p>
                </text:list-item>
                <text:list-item>
                  <text:p text:style-name="P1">Calibrated vs Uncalibrated Reconstruction <text:span text:style-name="Strong_20_Emphasis">Jay</text:span></text:p>
                </text:list-item>
                <text:list-item>
                  <text:p text:style-name="P1">(SFM) {<text:span text:style-name="Strong_20_Emphasis">Ashwin</text:span>}</text:p>
                </text:list-item>
                <text:list-item>
                  <text:p text:style-name="P1"><text:bookmark text:name="ccee715b-368d-4a8b-bc02-89a688880b6a1"/>Ames Pipeline Fundamentals <text:bookmark text:name="ccee715b-368d-4a8b-bc02-89a688880b6a"/><text:span text:style-name="Strong_20_Emphasis">Mohammed</text:span></text:p>
                </text:list-item>
              </text:list>
            </text:list-item>
            <text:list-item>
              <text:p text:style-name="P1">Shape from Shading <text:span text:style-name="Strong_20_Emphasis">Daniela</text:span></text:p>
            </text:list-item>
            <text:list-item>
              <text:p text:style-name="P1"><text:bookmark text:name="2507b506-071b-4747-9815-870b24068015"/>3D point clouds to 3D models algorithms <text:span text:style-name="Strong_20_Emphasis">MENA</text:span></text:p>
              <text:list>
                <text:list-item>
                  <text:p text:style-name="P1"><text:soft-page-break/>Implicit functions, isosurfaces</text:p>
                </text:list-item>
                <text:list-item>
                  <text:p text:style-name="P1">Poisson reconstruction, marching cubes, computing normals</text:p>
                </text:list-item>
              </text:list>
            </text:list-item>
            <text:list-item>
              <text:p text:style-name="P1">VR fundamentals (what we use but did not create) <text:span text:style-name="Strong_20_Emphasis">MORITZ</text:span></text:p>
              <text:list>
                <text:list-item>
                  <text:p text:style-name="P1">Game Engine: Possible options and why we chose Unity, what is provided by it</text:p>
                </text:list-item>
                <text:list-item>
                  <text:p text:style-name="P1">Unity: Engine, Terrain Toolbox</text:p>
                </text:list-item>
                <text:list-item>
                  <text:p text:style-name="P1">SteamVR Plugin: Handling of VR, inputs, teleport movement, Snap turn</text:p>
                </text:list-item>
                <text:list-item>
                  <text:p text:style-name="P1">Shaders/ shaders in Unity <text:span text:style-name="Strong_20_Emphasis">ANUSHKA</text:span></text:p>
                  <text:list>
                    <text:list-item>
                      <text:p text:style-name="P1">Render pipeline, materials, Default Terrain Shader, …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 text:name="69562918-a42e-4a9e-bff9-18e7e63f6993"/><text:span text:style-name="Strong_20_Emphasis">Implementation</text:span></text:p>
          <text:list>
            <text:list-item>
              <text:p text:style-name="P1"><text:span text:style-name="Strong_20_Emphasis">Reconstruction from </text:span><text:bookmark text:name="b8b85743-5a01-4aab-b82c-544ac1b73dc8"/><text:span text:style-name="Strong_20_Emphasis">Rover Images</text:span></text:p>
              <text:list>
                <text:list-item>
                  <text:p text:style-name="P1">Matlab {<text:span text:style-name="Strong_20_Emphasis">Nadine</text:span>}</text:p>
                  <text:list>
                    <text:list-item>
                      <text:p text:style-name="P1">intrinsics + extrinsics computation</text:p>
                    </text:list-item>
                    <text:list-item>
                      <text:p text:style-name="P1">uncalibrated</text:p>
                    </text:list-item>
                    <text:list-item>
                      <text:p text:style-name="P1">calibrated</text:p>
                    </text:list-item>
                  </text:list>
                </text:list-item>
                <text:list-item>
                  <text:p text:style-name="P1">OpenCV {<text:span text:style-name="Strong_20_Emphasis">Jay/Tushar</text:span>}</text:p>
                  <text:list>
                    <text:list-item>
                      <text:p text:style-name="P1">intrinsics + extrinsics computation </text:p>
                    </text:list-item>
                    <text:list-item>
                      <text:p text:style-name="P1">… is there anything else successfully done here?</text:p>
                    </text:list-item>
                  </text:list>
                </text:list-item>
                <text:list-item>
                  <text:p text:style-name="P1">Metashape: {<text:span text:style-name="Strong_20_Emphasis">Nadine , Ashwin , Jay, Tushar</text:span>}</text:p>
                  <text:list>
                    <text:list-item>
                      <text:p text:style-name="P1">Uncalibrated Pipeline {<text:span text:style-name="Strong_20_Emphasis">Nadine</text:span>}</text:p>
                      <text:list>
                        <text:list-item>
                          <text:p text:style-name="P1">Un-Calibrated Reconstruction Overview in Agisoft For Point Cloud and Mesh Generation </text:p>
                        </text:list-item>
                        <text:list-item>
                          <text:p text:style-name="P1">Alignment Process </text:p>
                        </text:list-item>
                        <text:list-item>
                          <text:p text:style-name="P1">Dense Point Cloud Formation </text:p>
                        </text:list-item>
                        <text:list-item>
                          <text:p text:style-name="P1">Mesh and Texture Generation</text:p>
                        </text:list-item>
                        <text:list-item>
                          <text:p text:style-name="P1">Mesh Optimisation in Agisoft</text:p>
                        </text:list-item>
                      </text:list>
                    </text:list-item>
                    <text:list-item>
                      <text:p text:style-name="P1">Calibrated Pipeline {<text:span text:style-name="Strong_20_Emphasis">3D rover</text:span> <text:span text:style-name="Strong_20_Emphasis">Team</text:span>}</text:p>
                      <text:list>
                        <text:list-item>
                          <text:p text:style-name="P1">Calibrated Reconstruction Overview in Agisoft For Point Cloud and Mesh Generation {<text:span text:style-name="Strong_20_Emphasis">Nadine</text:span>}</text:p>
                        </text:list-item>
                        <text:list-item>
                          <text:p text:style-name="P1">Extrinsic Parameters {<text:span text:style-name="Strong_20_Emphasis">TB</text:span>}</text:p>
                        </text:list-item>
                        <text:list-item>
                          <text:p text:style-name="P1">Intrinsics {<text:span text:style-name="Strong_20_Emphasis">Jay</text:span>}</text:p>
                        </text:list-item>
                        <text:list-item>
                          <text:p text:style-name="P1">Camera Model Fitting in Agisoft</text:p>
                        </text:list-item>
                      </text:list>
                    </text:list-item>
                    <text:list-item>
                      <text:p text:style-name="P1">Pointcloud stitching &amp; ICP {<text:span text:style-name="Strong_20_Emphasis">Ashwin</text:span>}</text:p>
                      <text:list>
                        <text:list-item>
                          <text:p text:style-name="P1"><text:soft-page-break/>Pointcloud alignment &amp; stiching for uncalibrated pointclouds w/ CC &amp; Agisoft {<text:span text:style-name="Strong_20_Emphasis">Naden</text:span>}</text:p>
                        </text:list-item>
                        <text:list-item>
                          <text:p text:style-name="P1">Pointcloud alignment &amp; stitching for calibrated pointclouds {<text:span text:style-name="Strong_20_Emphasis">Ashwin</text:span>}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<text:span text:style-name="Strong_20_Emphasis">DEMs</text:span></text:p>
              <text:list>
                <text:list-item>
                  <text:p text:style-name="P1">Image Calibration (ISIS)</text:p>
                </text:list-item>
                <text:list-item>
                  <text:p text:style-name="P1">Stereo: Ames Pipeline, Parameters &amp; Settings</text:p>
                </text:list-item>
                <text:list-item>
                  <text:p text:style-name="P1">SfS: Scripts, Atm, Parameter Selection</text:p>
                </text:list-item>
              </text:list>
            </text:list-item>
            <text:list-item>
              <text:p text:style-name="P1"><text:span text:style-name="Strong_20_Emphasis">VR</text:span></text:p>
            </text:list-item>
            <text:list-item>
              <text:p text:style-name="P1">Pipeline 1: Importing DEMs into Unity</text:p>
              <text:list>
                <text:list-item>
                  <text:p text:style-name="P1"><text:span text:style-name="Emphasis">Diagram showing the process: DEM → heightmap/ JSON → Terrain Toolbox Import </text:span><text:span text:style-name="Strong_20_Emphasis">MORITZ</text:span></text:p>
                </text:list-item>
                <text:list-item>
                  <text:p text:style-name="P1">Preprocessing/ Conversion satellite DEMs in Matlab <text:span text:style-name="Strong_20_Emphasis">ANUSHKA, MORITZ</text:span></text:p>
                  <text:list>
                    <text:list-item>
                      <text:p text:style-name="P1">Requirements: Unity/ Terrain Toolbox needs 16-bit squared heightmaps <text:span text:style-name="Strong_20_Emphasis">ANUSHKA</text:span></text:p>
                      <text:list>
                        <text:list-item>
                          <text:p text:style-name="P1">→ cropping/ tiling</text:p>
                        </text:list-item>
                      </text:list>
                    </text:list-item>
                    <text:list-item>
                      <text:p text:style-name="P1">Functions for converting DEMs and retaining auxiliary data <text:span text:style-name="Strong_20_Emphasis">MORITZ</text:span></text:p>
                    </text:list-item>
                  </text:list>
                </text:list-item>
                <text:list-item>
                  <text:p text:style-name="P1">Import in Unity via the Terrain Toolbox (Settings, e.g. important to use batch mode) <text:span text:style-name="Strong_20_Emphasis">ANUSHKA</text:span></text:p>
                </text:list-item>
                <text:list-item>
                  <text:p text:style-name="P1">Additional Settings and Scripts: TerrainAttributes <text:span text:style-name="Strong_20_Emphasis">MORITZ</text:span></text:p>
                  <text:list>
                    <text:list-item>
                      <text:p text:style-name="P1">DEM meta data importer in Unity (geogrphic coordinates)</text:p>
                    </text:list-item>
                    <text:list-item>
                      <text:p text:style-name="P1">BaseTerrainHandling (Allows Selection and Teleport to Geographic Coordinates)</text:p>
                    </text:list-item>
                  </text:list>
                </text:list-item>
                <text:list-item>
                  <text:p text:style-name="P1">Texturing/ Shading of the Terrain (instead of images as textures)</text:p>
                  <text:list>
                    <text:list-item>
                      <text:p text:style-name="P1">TerrainLayers for Texturing: Uniform Albedo/ Albedo map <text:span text:style-name="Strong_20_Emphasis">MORITZ</text:span></text:p>
                    </text:list-item>
                    <text:list-item>
                      <text:p text:style-name="P1">Lambert/ Other Shaders instead of standard surface shader <text:span text:style-name="Strong_20_Emphasis">ANUSHKA</text:span></text:p>
                    </text:list-item>
                    <text:list-item>
                      <text:p text:style-name="P1">(Splatmapping based on slope/ albedo) <text:span text:style-name="Strong_20_Emphasis">MORITZ</text:span></text:p>
                    </text:list-item>
                  </text:list>
                </text:list-item>
              </text:list>
            </text:list-item>
            <text:list-item>
              <text:p text:style-name="P1">Pipeline 2: <text:bookmark text:name="b2363630-ca85-49ea-a3eb-519d96b91fd9"/>Creating 3D Point clouds in Agisoft and 3D models in Meshlab and Cloudcompare <text:span text:style-name="Strong_20_Emphasis">MENA</text:span></text:p>
              <text:list>
                <text:list-item>
                  <text:p text:style-name="P1"><text:span text:style-name="Emphasis">Diagram showing the entire process</text:span></text:p>
                </text:list-item>
                <text:list-item>
                  <text:p text:style-name="P1">(<text:bookmark text:name="b96f9715-4d2f-4e98-8f70-d402d1bd2a93"/>Creating and aligning Pointclouds)</text:p>
                </text:list-item>
                <text:list-item>
                  <text:p text:style-name="P1">Surface reconstruction with Poisson reconstruction</text:p>
                </text:list-item>
                <text:list-item>
                  <text:p text:style-name="P1">Remeshing, Decimation, Texture &amp; Normal maps &amp; Export</text:p>
                </text:list-item>
              </text:list>
            </text:list-item>
            <text:list-item>
              <text:p text:style-name="P1"><text:bookmark text:name="651c86e4-5221-49ce-bed5-fc2ab7774dc8"/><text:soft-page-break/>Extension: Importing 3D models in Unity and setting them in the scene </text:p>
              <text:list>
                <text:list-item>
                  <text:p text:style-name="P1">Import .fbx and textures </text:p>
                </text:list-item>
                <text:list-item>
                  <text:p text:style-name="P1">Find approximate location and embed in Terrain (SfS HiRise)</text:p>
                </text:list-item>
              </text:list>
            </text:list-item>
            <text:list-item>
              <text:p text:style-name="P1">Unity: Additional features (created from scratch or adapted from tutorials) <text:span text:style-name="Strong_20_Emphasis">MORITZ</text:span></text:p>
              <text:list>
                <text:list-item>
                  <text:p text:style-name="P1">Additional movement options: Smooth Movement and Flying</text:p>
                </text:list-item>
                <text:list-item>
                  <text:p text:style-name="P1">UI with Settings, Terrain Selection, Teleport functionality, Laserpointer interaction</text:p>
                </text:list-item>
                <text:list-item>
                  <text:p text:style-name="P1">Interactive “Lab” with DEM showcases under different illumination conditions</text:p>
                </text:list-item>
              </text:list>
            </text:list-item>
          </text:list>
        </text:list-item>
        <text:list-item>
          <text:p text:style-name="P1"><text:bookmark text:name="ecd04b56-af74-4e19-baad-4939025e2959"/><text:span text:style-name="Strong_20_Emphasis">Results/ Discussion</text:span></text:p>
          <text:list>
            <text:list-item>
              <text:p text:style-name="P1">Rover group</text:p>
              <text:list>
                <text:list-item>
                  <text:p text:style-name="P1">Disparity Map output Matlab {<text:span text:style-name="Strong_20_Emphasis">Nadine</text:span>}</text:p>
                </text:list-item>
                <text:list-item>
                  <text:p text:style-name="P1">Point cloud<text:span text:style-name="Strong_20_Emphasis"> {Nadine}/ </text:span>Stitched point cloud -tbc {ASHWIN}</text:p>
                </text:list-item>
                <text:list-item>
                  <text:p text:style-name="P1">Disparity Map output in open CV {<text:span text:style-name="Strong_20_Emphasis">Jay</text:span>}</text:p>
                </text:list-item>
                <text:list-item>
                  <text:p text:style-name="P1">PC output Open CV -{<text:span text:style-name="Strong_20_Emphasis">Jay,Tushar</text:span>}</text:p>
                </text:list-item>
              </text:list>
            </text:list-item>
            <text:list-item>
              <text:p text:style-name="P1">DEMs</text:p>
              <text:list>
                <text:list-item>
                  <text:p text:style-name="P1">CTX </text:p>
                  <text:list>
                    <text:list-item>
                      <text:p text:style-name="P1">Stereo</text:p>
                    </text:list-item>
                    <text:list-item>
                      <text:p text:style-name="P1">SfS</text:p>
                    </text:list-item>
                  </text:list>
                </text:list-item>
                <text:list-item>
                  <text:p text:style-name="P1">HiRise</text:p>
                  <text:list>
                    <text:list-item>
                      <text:p text:style-name="P1">Stereo </text:p>
                    </text:list-item>
                    <text:list-item>
                      <text:p text:style-name="P1">SfS</text:p>
                    </text:list-item>
                  </text:list>
                </text:list-item>
              </text:list>
            </text:list-item>
            <text:list-item>
              <text:p text:style-name="P1">VR</text:p>
              <text:list>
                <text:list-item>
                  <text:p text:style-name="P1">3D meshes for the Pointclouds <text:span text:style-name="Strong_20_Emphasis">MENA</text:span></text:p>
                  <text:list>
                    <text:list-item>
                      <text:p text:style-name="P1">Description/ Properties: Quality, …</text:p>
                    </text:list-item>
                  </text:list>
                </text:list-item>
                <text:list-item>
                  <text:p text:style-name="P1">Terrains </text:p>
                  <text:list>
                    <text:list-item>
                      <text:p text:style-name="P1">Scale, Quality, Evaluating the impression in VR <text:span text:style-name="Strong_20_Emphasis">MORITZ</text:span></text:p>
                    </text:list-item>
                    <text:list-item>
                      <text:p text:style-name="P1">(Textures)</text:p>
                    </text:list-item>
                  </text:list>
                </text:list-item>
                <text:list-item>
                  <text:p text:style-name="P1">Scene: Jezero crater with DEMs and 3D models from Preserverance images <text:span text:style-name="Strong_20_Emphasis">MORITZ</text:span></text:p>
                  <text:list>
                    <text:list-item>
                      <text:p text:style-name="P1">Providing images/ videos of the experienc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span text:style-name="Strong_20_Emphasis">Conclusion and Outlook</text:span></text:p>
          <text:list>
            <text:list-item>
              <text:p text:style-name="P1">Limitations </text:p>
              <text:list>
                <text:list-item>
                  <text:p text:style-name="P1"><text:soft-page-break/>Calibration plate , Matlab calibration tool {NE, JAY}// {3D Reconstruction Team}</text:p>
                </text:list-item>
              </text:list>
            </text:list-item>
            <text:list-item>
              <text:p text:style-name="P1">(Usefulness of VR visualization of planetary data)</text:p>
            </text:list-item>
            <text:list-item>
              <text:p text:style-name="P1">Open Questions</text:p>
            </text:list-item>
            <text:list-item>
              <text:p text:style-name="P1">Future Work <text:span text:style-name="Strong_20_Emphasis">{Tushar}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16:26:45.500364394</meta:creation-date>
    <dc:date>2022-07-14T16:27:07.590477511</dc:date>
    <meta:editing-duration>PT23S</meta:editing-duration>
    <meta:editing-cycles>1</meta:editing-cycles>
    <meta:document-statistic meta:table-count="0" meta:image-count="0" meta:object-count="0" meta:page-count="5" meta:paragraph-count="122" meta:word-count="738" meta:character-count="4565" meta:non-whitespace-character-count="4057"/>
    <meta:generator>LibreOffice/7.3.4.2$Linux_X86_64 LibreOffice_project/8cb1c265a8f71ce63e37a2ff337b4f2ebc525cbc</meta:generator>
  </office:meta>
</office:document-meta>
</file>